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685c6" officeooo:paragraph-rsid="005685c6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78ba1" officeooo:paragraph-rsid="006312e3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78ba1" officeooo:paragraph-rsid="00578ba1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719a41" officeooo:paragraph-rsid="00719a41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685c6" officeooo:paragraph-rsid="005685c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78ba1" officeooo:paragraph-rsid="00578ba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a25e9" officeooo:paragraph-rsid="005a25e9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a25e9" officeooo:paragraph-rsid="00675abd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4eb81d" officeooo:paragraph-rsid="00719a41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officeooo:rsid="005e24f6" officeooo:paragraph-rsid="00675abd"/>
    </style:style>
    <style:style style:name="P1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officeooo:rsid="005e24f6" officeooo:paragraph-rsid="005e24f6"/>
    </style:style>
    <style:style style:name="P13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officeooo:rsid="005e24f6" officeooo:paragraph-rsid="00719a41"/>
    </style:style>
    <style:style style:name="P1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a1c21" officeooo:paragraph-rsid="00675abd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a1c21" officeooo:paragraph-rsid="005a1c21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685c6" officeooo:paragraph-rsid="005a25e9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685c6" officeooo:paragraph-rsid="005685c6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7c9f0" officeooo:paragraph-rsid="0057c9f0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78ba1" officeooo:paragraph-rsid="00719a41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19a41" officeooo:paragraph-rsid="00719a41" style:font-size-asian="12pt" style:font-weight-asian="normal" style:font-size-complex="12pt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19a41" officeooo:paragraph-rsid="00719a41" style:font-size-asian="12pt" style:font-weight-asian="normal" style:font-size-complex="12pt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d90aa" officeooo:paragraph-rsid="006f188e" style:font-size-asian="12pt" style:font-weight-asian="normal" style:font-size-complex="12pt" style:font-weight-complex="normal"/>
    </style:style>
    <style:style style:name="P23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312e3" officeooo:paragraph-rsid="006312e3" style:font-size-asian="12pt" style:font-weight-asian="normal" style:font-size-complex="12pt" style:font-weight-complex="normal"/>
    </style:style>
    <style:style style:name="P24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49946" officeooo:paragraph-rsid="00675abd" style:font-size-asian="12pt" style:font-weight-asian="normal" style:font-size-complex="12pt" style:font-weight-complex="normal"/>
    </style:style>
    <style:style style:name="P25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75abd" officeooo:paragraph-rsid="00675abd" style:font-size-asian="12pt" style:font-weight-asian="normal" style:font-size-complex="12pt" style:font-weight-complex="normal"/>
    </style:style>
    <style:style style:name="P26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5f934" officeooo:paragraph-rsid="00675abd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officeooo:rsid="0057b7e7" officeooo:paragraph-rsid="0057b7e7"/>
    </style:style>
    <style:style style:name="P2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officeooo:rsid="0066fffc" officeooo:paragraph-rsid="005685c6"/>
    </style:style>
    <style:style style:name="P2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officeooo:rsid="0066fffc" officeooo:paragraph-rsid="00719a41"/>
    </style:style>
    <style:style style:name="P30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weight="normal" officeooo:rsid="006312e3" officeooo:paragraph-rsid="006312e3" style:font-weight-asian="normal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officeooo:paragraph-rsid="00719a41"/>
    </style:style>
    <style:style style:name="P32" style:family="paragraph" style:parent-style-name="Standard" style:list-style-name="L1">
      <style:paragraph-properties fo:text-align="start" style:justify-single-word="false"/>
      <style:text-properties officeooo:paragraph-rsid="00675abd"/>
    </style:style>
    <style:style style:name="P33" style:family="paragraph" style:parent-style-name="Standard" style:list-style-name="L4">
      <style:paragraph-properties fo:text-align="start" style:justify-single-word="false"/>
      <style:text-properties officeooo:paragraph-rsid="00612e78"/>
    </style:style>
    <style:style style:name="P34" style:family="paragraph" style:parent-style-name="Standard" style:list-style-name="L4">
      <style:paragraph-properties fo:text-align="start" style:justify-single-word="false"/>
      <style:text-properties officeooo:paragraph-rsid="006f188e"/>
    </style:style>
    <style:style style:name="P35" style:family="paragraph" style:parent-style-name="Standard" style:list-style-name="L5">
      <style:paragraph-properties fo:text-align="start" style:justify-single-word="false"/>
      <style:text-properties officeooo:paragraph-rsid="006f188e"/>
    </style:style>
    <style:style style:name="P36" style:family="paragraph" style:parent-style-name="Standard" style:list-style-name="L6">
      <style:paragraph-properties fo:text-align="start" style:justify-single-word="false"/>
      <style:text-properties officeooo:paragraph-rsid="00763373"/>
    </style:style>
    <style:style style:name="P37" style:family="paragraph" style:parent-style-name="Standard" style:list-style-name="L6">
      <style:paragraph-properties fo:text-align="start" style:justify-single-word="false"/>
      <style:text-properties officeooo:paragraph-rsid="00719a41"/>
    </style:style>
    <style:style style:name="P38" style:family="paragraph" style:parent-style-name="Standard" style:list-style-name="L6">
      <style:paragraph-properties fo:text-align="start" style:justify-single-word="false"/>
      <style:text-properties officeooo:paragraph-rsid="00675abd"/>
    </style:style>
    <style:style style:name="P39" style:family="paragraph" style:parent-style-name="Standard">
      <style:paragraph-properties fo:text-align="start" style:justify-single-word="false"/>
      <style:text-properties officeooo:paragraph-rsid="0079ce79"/>
    </style:style>
    <style:style style:name="P40" style:family="paragraph" style:parent-style-name="Standard" style:list-style-name="L1">
      <style:paragraph-properties fo:text-align="start" style:justify-single-word="false"/>
      <style:text-properties style:font-name="DejaVu Sans Condensed" officeooo:paragraph-rsid="00719a41"/>
    </style:style>
    <style:style style:name="P41" style:family="paragraph" style:parent-style-name="Standard" style:list-style-name="L1">
      <style:paragraph-properties fo:text-align="start" style:justify-single-word="false"/>
      <style:text-properties style:font-name="DejaVu Sans Condensed" officeooo:paragraph-rsid="00675abd"/>
    </style:style>
    <style:style style:name="P42" style:family="paragraph" style:parent-style-name="Standard" style:list-style-name="L2">
      <style:paragraph-properties fo:text-align="start" style:justify-single-word="false"/>
      <style:text-properties style:font-name="DejaVu Sans Condensed" officeooo:paragraph-rsid="005685c6"/>
    </style:style>
    <style:style style:name="P43" style:family="paragraph" style:parent-style-name="Standard" style:list-style-name="L3">
      <style:paragraph-properties fo:text-align="start" style:justify-single-word="false"/>
      <style:text-properties style:font-name="DejaVu Sans Condensed" officeooo:paragraph-rsid="00719a41"/>
    </style:style>
    <style:style style:name="P44" style:family="paragraph" style:parent-style-name="Standard" style:list-style-name="L4">
      <style:paragraph-properties fo:text-align="start" style:justify-single-word="false"/>
      <style:text-properties style:font-name="DejaVu Sans Condensed" officeooo:paragraph-rsid="00763373"/>
    </style:style>
    <style:style style:name="P45" style:family="paragraph" style:parent-style-name="Standard" style:list-style-name="L6">
      <style:paragraph-properties fo:text-align="start" style:justify-single-word="false"/>
      <style:text-properties style:font-name="DejaVu Sans Condensed" officeooo:paragraph-rsid="00649946"/>
    </style:style>
    <style:style style:name="P46" style:family="paragraph" style:parent-style-name="Standard" style:list-style-name="L6">
      <style:paragraph-properties fo:text-align="start" style:justify-single-word="false"/>
      <style:text-properties style:font-name="DejaVu Sans Condensed" officeooo:paragraph-rsid="00675abd"/>
    </style:style>
    <style:style style:name="P47" style:family="paragraph" style:parent-style-name="Standard" style:list-style-name="L2">
      <style:paragraph-properties fo:text-align="start" style:justify-single-word="false"/>
      <style:text-properties style:font-name="DejaVu Sans Condensed" officeooo:rsid="005a25e9" officeooo:paragraph-rsid="005a25e9"/>
    </style:style>
    <style:style style:name="P48" style:family="paragraph" style:parent-style-name="Standard" style:list-style-name="L6">
      <style:paragraph-properties fo:text-align="start" style:justify-single-word="false"/>
      <style:text-properties style:font-name="DejaVu Sans Condensed" officeooo:rsid="00719a41" officeooo:paragraph-rsid="00719a41"/>
    </style:style>
    <style:style style:name="P49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79ce79" style:font-weight-asian="bold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79ce79" style:font-weight-asian="bold" style:font-weight-complex="bold"/>
    </style:style>
    <style:style style:name="T1" style:family="text">
      <style:text-properties style:text-line-through-style="none" style:text-line-through-type="none" fo:font-size="12pt" fo:font-weight="bold" style:font-size-asian="12pt" style:font-weight-asian="bold" style:font-size-complex="12pt" style:font-weight-complex="bold"/>
    </style:style>
    <style:style style:name="T2" style:family="text">
      <style:text-properties style:text-line-through-style="none" style:text-line-through-type="none" fo:font-size="12pt" fo:font-weight="bold" officeooo:rsid="00675abd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fo:font-size="12pt" fo:font-weight="bold" officeooo:rsid="00597a26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fo:font-size="12pt" fo:font-weight="bold" officeooo:rsid="0057c9f0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fo:font-size="12pt" fo:font-weight="bold" officeooo:rsid="005685c6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fo:font-size="12pt" fo:font-weight="bold" officeooo:rsid="00625071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fo:font-size="12pt" fo:font-weight="bold" officeooo:rsid="00612e78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fo:font-size="12pt" fo:font-weight="bold" officeooo:rsid="00719a41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fo:font-size="12pt" fo:font-weight="bold" officeooo:rsid="00578ba1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fo:font-size="12pt" fo:font-weight="normal" officeooo:rsid="00597a26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fo:font-size="12pt" fo:font-weight="normal" officeooo:rsid="005685c6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fo:font-size="12pt" fo:font-weight="normal" officeooo:rsid="0057c9f0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fo:font-size="12pt" fo:font-weight="normal" officeooo:rsid="005a25e9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fo:font-size="12pt" fo:font-weight="normal" officeooo:rsid="00625071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fo:font-size="12pt" fo:font-weight="normal" officeooo:rsid="00649946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fo:font-size="12pt" fo:font-weight="normal" officeooo:rsid="00675abd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fo:font-size="12pt" fo:font-weight="normal" officeooo:rsid="00719a41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fo:font-size="12pt" fo:font-weight="normal" officeooo:rsid="00612e78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fo:font-size="12pt" fo:font-weight="normal" officeooo:rsid="00578ba1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fo:font-size="12pt" fo:font-weight="normal" officeooo:rsid="0079e84e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style:font-name="DejaVu Sans Condensed" fo:font-size="12pt" fo:font-weight="normal" officeooo:rsid="005bcf4b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style:font-name="DejaVu Sans Condensed" fo:font-size="12pt" fo:font-weight="normal" officeooo:rsid="005685c6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style:font-name="DejaVu Sans Condensed" fo:font-size="12pt" fo:font-weight="normal" officeooo:rsid="006d90aa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style:font-name="DejaVu Sans Condensed" fo:font-size="12pt" fo:font-weight="normal" officeooo:rsid="006fc32b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style:font-name="DejaVu Sans Condensed" fo:font-size="12pt" fo:font-weight="normal" officeooo:rsid="006f188e" style:font-size-asian="12pt" style:font-weight-asian="normal" style:font-size-complex="12pt" style:font-weight-complex="normal"/>
    </style:style>
    <style:style style:name="T27" style:family="text">
      <style:text-properties style:text-line-through-style="none" style:text-line-through-type="none" style:font-name="DejaVu Sans Condensed" fo:font-size="12pt" fo:font-weight="normal" officeooo:rsid="0066fffc" style:font-size-asian="12pt" style:font-weight-asian="normal" style:font-size-complex="12pt" style:font-weight-complex="normal"/>
    </style:style>
    <style:style style:name="T28" style:family="text">
      <style:text-properties style:text-line-through-style="none" style:text-line-through-type="none" style:font-name="DejaVu Sans Condensed" fo:font-size="12pt" fo:font-weight="normal" officeooo:rsid="00719a41" style:font-size-asian="12pt" style:font-weight-asian="normal" style:font-size-complex="12pt" style:font-weight-complex="normal"/>
    </style:style>
    <style:style style:name="T29" style:family="text">
      <style:text-properties style:text-line-through-style="none" style:text-line-through-type="none" style:font-name="DejaVu Sans Condensed" fo:font-size="12pt" fo:font-weight="normal" officeooo:rsid="00578ba1" style:font-size-asian="12pt" style:font-weight-asian="normal" style:font-size-complex="12pt" style:font-weight-complex="normal"/>
    </style:style>
    <style:style style:name="T30" style:family="text">
      <style:text-properties style:text-line-through-style="none" style:text-line-through-type="none" style:font-name="DejaVu Sans Condensed" fo:font-size="12pt" fo:font-weight="normal" officeooo:rsid="00597a26" style:font-size-asian="12pt" style:font-weight-asian="normal" style:font-size-complex="12pt" style:font-weight-complex="normal"/>
    </style:style>
    <style:style style:name="T31" style:family="text">
      <style:text-properties style:text-line-through-style="none" style:text-line-through-type="none" style:font-name="DejaVu Sans Condensed" fo:font-size="12pt" fo:font-weight="normal" officeooo:rsid="00612e78" style:font-size-asian="12pt" style:font-weight-asian="normal" style:font-size-complex="12pt" style:font-weight-complex="normal"/>
    </style:style>
    <style:style style:name="T32" style:family="text">
      <style:text-properties style:text-line-through-style="none" style:text-line-through-type="none" style:font-name="DejaVu Sans Condensed" fo:font-size="12pt" fo:font-weight="normal" officeooo:rsid="00763373" style:font-size-asian="12pt" style:font-weight-asian="normal" style:font-size-complex="12pt" style:font-weight-complex="normal"/>
    </style:style>
    <style:style style:name="T33" style:family="text">
      <style:text-properties style:text-line-through-style="none" style:text-line-through-type="none" style:font-name="DejaVu Sans Condensed" fo:font-size="12pt" fo:font-weight="normal" officeooo:rsid="0065f934" style:font-size-asian="12pt" style:font-weight-asian="normal" style:font-size-complex="12pt" style:font-weight-complex="normal"/>
    </style:style>
    <style:style style:name="T34" style:family="text">
      <style:text-properties style:text-line-through-style="none" style:text-line-through-type="none" style:font-name="DejaVu Sans Condensed" fo:font-size="12pt" fo:font-weight="normal" officeooo:rsid="00675abd" style:font-size-asian="12pt" style:font-weight-asian="normal" style:font-size-complex="12pt" style:font-weight-complex="normal"/>
    </style:style>
    <style:style style:name="T35" style:family="text">
      <style:text-properties style:text-line-through-style="none" style:text-line-through-type="none" style:font-name="DejaVu Sans Condensed" fo:font-size="12pt" fo:font-weight="bold" officeooo:rsid="006a0648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" fo:font-size="12pt" fo:font-weight="bold" officeooo:rsid="006fc32b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" fo:font-size="12pt" fo:font-weight="bold" officeooo:rsid="006d90aa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" fo:font-size="12pt" fo:font-weight="bold" officeooo:rsid="004eb81d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" fo:font-size="12pt" fo:font-weight="bold" officeooo:rsid="0066fffc" style:font-size-asian="12pt" style:font-weight-asian="bold" style:font-size-complex="12pt" style:font-weight-complex="bold"/>
    </style:style>
    <style:style style:name="T40" style:family="text">
      <style:text-properties style:text-line-through-style="none" style:text-line-through-type="none" style:font-name="DejaVu Sans Condensed" fo:font-size="12pt" fo:font-weight="bold" officeooo:rsid="00675abd" style:font-size-asian="12pt" style:font-weight-asian="bold" style:font-size-complex="12pt" style:font-weight-complex="bold"/>
    </style:style>
    <style:style style:name="T41" style:family="text">
      <style:text-properties style:text-line-through-style="none" style:text-line-through-type="none" style:font-name="DejaVu Sans Condensed" fo:font-size="12pt" fo:font-weight="bold" officeooo:rsid="00719a41" style:font-size-asian="12pt" style:font-weight-asian="bold" style:font-size-complex="12pt" style:font-weight-complex="bold"/>
    </style:style>
    <style:style style:name="T42" style:family="text">
      <style:text-properties style:text-line-through-style="none" style:text-line-through-type="none" style:font-name="DejaVu Sans Condensed" fo:font-size="12pt" fo:font-weight="bold" officeooo:rsid="005685c6" style:font-size-asian="12pt" style:font-weight-asian="bold" style:font-size-complex="12pt" style:font-weight-complex="bold"/>
    </style:style>
    <style:style style:name="T43" style:family="text">
      <style:text-properties style:text-line-through-style="none" style:text-line-through-type="none" style:font-name="DejaVu Sans Condensed" fo:font-size="12pt" fo:font-weight="bold" officeooo:rsid="00578ba1" style:font-size-asian="12pt" style:font-weight-asian="bold" style:font-size-complex="12pt" style:font-weight-complex="bold"/>
    </style:style>
    <style:style style:name="T44" style:family="text">
      <style:text-properties style:text-line-through-style="none" style:text-line-through-type="none" style:font-name="DejaVu Sans Condensed" fo:font-size="12pt" fo:font-weight="bold" officeooo:rsid="00597a26" style:font-size-asian="12pt" style:font-weight-asian="bold" style:font-size-complex="12pt" style:font-weight-complex="bold"/>
    </style:style>
    <style:style style:name="T45" style:family="text">
      <style:text-properties style:text-line-through-style="none" style:text-line-through-type="none" style:font-name="DejaVu Sans Condensed" fo:font-size="12pt" fo:font-weight="bold" officeooo:rsid="00763373" style:font-size-asian="12pt" style:font-weight-asian="bold" style:font-size-complex="12pt" style:font-weight-complex="bold"/>
    </style:style>
    <style:style style:name="T46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47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48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49" style:family="text">
      <style:text-properties style:text-line-through-style="none" style:text-line-through-type="none" style:font-name="DejaVu Sans Condensed" fo:font-size="12pt" fo:font-weight="bold" officeooo:rsid="003395b7" style:font-size-asian="12pt" style:font-weight-asian="bold" style:font-size-complex="12pt" style:font-weight-complex="bold"/>
    </style:style>
    <style:style style:name="T50" style:family="text">
      <style:text-properties style:text-line-through-style="none" style:text-line-through-type="none" style:font-name="DejaVu Sans Condensed" fo:font-size="12pt" fo:font-weight="bold" officeooo:rsid="0055275d" style:font-size-asian="12pt" style:font-weight-asian="bold" style:font-size-complex="12pt" style:font-weight-complex="bold"/>
    </style:style>
    <style:style style:name="T51" style:family="text">
      <style:text-properties style:text-line-through-style="none" style:text-line-through-type="none" style:font-name="DejaVu Sans Condensed" fo:font-size="12pt" fo:font-weight="bold" officeooo:rsid="0077eff0" style:font-size-asian="12pt" style:font-weight-asian="bold" style:font-size-complex="12pt" style:font-weight-complex="bold"/>
    </style:style>
    <style:style style:name="T52" style:family="text">
      <style:text-properties style:text-line-through-style="none" style:text-line-through-type="none" style:font-name="DejaVu Sans Condensed" fo:font-size="12pt" fo:font-weight="bold" officeooo:rsid="00790e36" style:font-size-asian="12pt" style:font-weight-asian="bold" style:font-size-complex="12pt" style:font-weight-complex="bold"/>
    </style:style>
    <style:style style:name="T53" style:family="text">
      <style:text-properties fo:font-size="12pt" fo:font-weight="normal" style:font-size-asian="12pt" style:font-weight-asian="normal" style:font-size-complex="12pt" style:font-weight-complex="normal"/>
    </style:style>
    <style:style style:name="T54" style:family="text">
      <style:text-properties fo:font-size="12pt" fo:font-weight="normal" officeooo:rsid="004eb81d" style:font-size-asian="12pt" style:font-weight-asian="normal" style:font-size-complex="12pt" style:font-weight-complex="normal"/>
    </style:style>
    <style:style style:name="T55" style:family="text">
      <style:text-properties fo:font-size="12pt" fo:font-weight="normal" officeooo:rsid="00578ba1" style:font-size-asian="12pt" style:font-weight-asian="normal" style:font-size-complex="12pt" style:font-weight-complex="normal"/>
    </style:style>
    <style:style style:name="T56" style:family="text">
      <style:text-properties fo:font-size="12pt" fo:font-weight="normal" officeooo:rsid="006b00dd" style:font-size-asian="12pt" style:font-weight-asian="normal" style:font-size-complex="12pt" style:font-weight-complex="normal"/>
    </style:style>
    <style:style style:name="T57" style:family="text">
      <style:text-properties fo:font-size="12pt" fo:font-weight="normal" officeooo:rsid="00719a41" style:font-size-asian="12pt" style:font-weight-asian="normal" style:font-size-complex="12pt" style:font-weight-complex="normal"/>
    </style:style>
    <style:style style:name="T58" style:family="text">
      <style:text-properties fo:font-size="12pt" style:font-size-asian="12pt" style:font-size-complex="12pt"/>
    </style:style>
    <style:style style:name="T59" style:family="text">
      <style:text-properties fo:font-size="12pt" officeooo:rsid="004eb81d" style:font-size-asian="12pt" style:font-size-complex="12pt"/>
    </style:style>
    <style:style style:name="T60" style:family="text">
      <style:text-properties fo:font-size="12pt" fo:font-weight="bold" style:font-size-asian="12pt" style:font-weight-asian="bold" style:font-size-complex="12pt" style:font-weight-complex="bold"/>
    </style:style>
    <style:style style:name="T61" style:family="text">
      <style:text-properties fo:font-size="12pt" fo:font-weight="bold" officeooo:rsid="004eb81d" style:font-size-asian="12pt" style:font-weight-asian="bold" style:font-size-complex="12pt" style:font-weight-complex="bold"/>
    </style:style>
    <style:style style:name="T62" style:family="text">
      <style:text-properties fo:font-size="12pt" fo:font-weight="bold" officeooo:rsid="0057c9f0" style:font-size-asian="12pt" style:font-weight-asian="bold" style:font-size-complex="12pt" style:font-weight-complex="bold"/>
    </style:style>
    <style:style style:name="T63" style:family="text">
      <style:text-properties fo:font-size="12pt" fo:font-weight="bold" officeooo:rsid="00578ba1" style:font-size-asian="12pt" style:font-weight-asian="bold" style:font-size-complex="12pt" style:font-weight-complex="bold"/>
    </style:style>
    <style:style style:name="T64" style:family="text">
      <style:text-properties fo:font-size="12pt" fo:font-weight="bold" officeooo:rsid="00719a41" style:font-size-asian="12pt" style:font-weight-asian="bold" style:font-size-complex="12pt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officeooo:rsid="00597a26" style:font-weight-asian="bold" style:font-weight-complex="bold"/>
    </style:style>
    <style:style style:name="T67" style:family="text">
      <style:text-properties fo:font-weight="bold" officeooo:rsid="0057c9f0" style:font-weight-asian="bold" style:font-weight-complex="bold"/>
    </style:style>
    <style:style style:name="T68" style:family="text">
      <style:text-properties fo:font-weight="bold" officeooo:rsid="006f188e" style:font-weight-asian="bold" style:font-weight-complex="bold"/>
    </style:style>
    <style:style style:name="T69" style:family="text">
      <style:text-properties fo:font-weight="bold" officeooo:rsid="00675abd" style:font-weight-asian="bold" style:font-weight-complex="bold"/>
    </style:style>
    <style:style style:name="T70" style:family="text">
      <style:text-properties fo:font-weight="bold" officeooo:rsid="006b00dd" style:font-weight-asian="bold" style:font-weight-complex="bold"/>
    </style:style>
    <style:style style:name="T71" style:family="text">
      <style:text-properties fo:font-weight="bold" officeooo:rsid="00719a41" style:font-weight-asian="bold" style:font-weight-complex="bold"/>
    </style:style>
    <style:style style:name="T72" style:family="text">
      <style:text-properties officeooo:rsid="00597a26"/>
    </style:style>
    <style:style style:name="T73" style:family="text">
      <style:text-properties officeooo:rsid="005bcf4b"/>
    </style:style>
    <style:style style:name="T74" style:family="text">
      <style:text-properties officeooo:rsid="006312e3"/>
    </style:style>
    <style:style style:name="T75" style:family="text">
      <style:text-properties officeooo:rsid="00675abd"/>
    </style:style>
    <style:style style:name="T76" style:family="text">
      <style:text-properties officeooo:rsid="0057c9f0"/>
    </style:style>
    <style:style style:name="T77" style:family="text">
      <style:text-properties officeooo:rsid="006b00dd"/>
    </style:style>
    <style:style style:name="T78" style:family="text">
      <style:text-properties officeooo:rsid="006f188e"/>
    </style:style>
    <style:style style:name="T79" style:family="text">
      <style:text-properties officeooo:rsid="00719a41"/>
    </style:style>
    <style:style style:name="T80" style:family="text">
      <style:text-properties officeooo:rsid="00733bfa"/>
    </style:style>
    <style:style style:name="T81" style:family="text">
      <style:text-properties officeooo:rsid="00752c99"/>
    </style:style>
    <style:style style:name="T82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9">1<text:span text:style-name="T82">xx</text:span> - Controls</text:p>
          </table:table-cell>
          <table:table-cell table:style-name="Table1.B1" office:value-type="string">
            <text:p text:style-name="P50">2xx - Ground</text:p>
          </table:table-cell>
          <table:table-cell table:style-name="Table1.B1" office:value-type="string">
            <text:p text:style-name="P50">3xx - Flight</text:p>
          </table:table-cell>
          <table:table-cell table:style-name="Table1.B1" office:value-type="string">
            <text:p text:style-name="P50">4xx - A2A</text:p>
          </table:table-cell>
          <table:table-cell table:style-name="Table1.E1" office:value-type="string">
            <text:p text:style-name="P50">5xx - A2G</text:p>
          </table:table-cell>
          <table:table-cell table:style-name="Table1.F1" office:value-type="string">
            <text:p text:style-name="P50">6xx - Misc</text:p>
          </table:table-cell>
        </table:table-row>
      </table:table>
      <text:p text:style-name="P39"><text:span text:style-name="T51">5</text:span><text:span text:style-name="T52">0</text:span><text:span text:style-name="T51">1</text:span><text:span text:style-name="T46"> - </text:span><text:span text:style-name="T47">A/G </text:span><text:span text:style-name="T48">- </text:span><text:span text:style-name="T49">Unguided Bombs, Rockets, </text:span><text:span text:style-name="T50">LABS</text:span></text:p>
      <text:p text:style-name="P1"/>
      <text:p text:style-name="P2">Guns <text:span text:style-name="T81">with radar ranging</text:span></text:p>
      <text:list xml:id="list3281024665" text:style-name="L1">
        <text:list-item>
          <text:p text:style-name="P11"><text:span text:style-name="T60">Mechanical Sight</text:span><text:span text:style-name="T53"> ... </text:span><text:span text:style-name="T60">Uncage</text:span></text:p>
        </text:list-item>
      </text:list>
      <text:p text:style-name="P9">All other controls on center console between legs</text:p>
      <text:list xml:id="list140950756252051" text:continue-numbering="true" text:style-name="L1">
        <text:list-item>
          <text:p text:style-name="P31"><text:span text:style-name="T38">G</text:span><text:span text:style-name="T39">un-Missile selector knob</text:span><text:span text:style-name="T27"> ... </text:span><text:span text:style-name="T40">GUNS</text:span><text:span text:style-name="T28"> (</text:span><text:span text:style-name="T41">Gray Reset Hat back</text:span><text:span text:style-name="T28">)</text:span></text:p>
        </text:list-item>
        <text:list-item>
          <text:p text:style-name="P40"><text:span text:style-name="T3">Sight Function Selector lever</text:span><text:span text:style-name="T11"> </text:span><text:span text:style-name="T12">(bottom lever on dial) ... </text:span><text:span text:style-name="T2">GUN </text:span><text:span text:style-name="T18">(</text:span><text:span text:style-name="T8">Gray Reset Hat left/right</text:span><text:span text:style-name="T18">)</text:span></text:p>
        </text:list-item>
        <text:list-item>
          <text:p text:style-name="P41"><text:span text:style-name="T4">Bomb-Target Wind Control knob</text:span><text:span text:style-name="T13"> ... </text:span><text:span text:style-name="T4">ROCKET GUN</text:span><text:span text:style-name="T13"> (bottom of dial)</text:span></text:p>
        </text:list-item>
        <text:list-item>
          <text:p text:style-name="P14">Press and <text:span text:style-name="T65">hold Electrical Cage</text:span> button <text:span text:style-name="T79">(</text:span><text:span text:style-name="T71">Front Thumb Button</text:span><text:span text:style-name="T79">) </text:span>and dive at target.</text:p>
        </text:list-item>
        <text:list-item>
          <text:p text:style-name="P14">When pipper is on target, <text:span text:style-name="T65">release Electrical Cage</text:span>.</text:p>
        </text:list-item>
        <text:list-item>
          <text:p text:style-name="P32"><text:span text:style-name="T22">When in range (maybe 3000 ft or less??), f</text:span><text:span text:style-name="T23">ire with </text:span><text:span text:style-name="T35">Trigger</text:span><text:span text:style-name="T23">.</text:span></text:p>
        </text:list-item>
      </text:list>
      <text:p text:style-name="P6"/>
      <text:p text:style-name="P2">Rockets <text:span text:style-name="T81">with radar ranging</text:span></text:p>
      <text:list xml:id="list1871209134" text:style-name="L2">
        <text:list-item>
          <text:p text:style-name="P27"><text:span text:style-name="T54">I</text:span><text:span text:style-name="T53">f carrying </text:span><text:span text:style-name="T60">rockets and droptanks</text:span><text:span text:style-name="T53">, ensure Rocket Intervalometer Dial (left console rear) is set to 9 initially. <text:s/>If carrying </text:span><text:span text:style-name="T60">rockets with no droptanks</text:span><text:span text:style-name="T53">, </text:span><text:span text:style-name="T56">dial</text:span><text:span text:style-name="T53"> should be set to 1 (default).</text:span></text:p>
        </text:list-item>
        <text:list-item>
          <text:p text:style-name="P12"><text:span text:style-name="T60">Mechanical Sight</text:span><text:span text:style-name="T53"> ... </text:span><text:span text:style-name="T60">Uncage</text:span></text:p>
        </text:list-item>
      </text:list>
      <text:p text:style-name="P8">All other controls on center console between legs</text:p>
      <text:list xml:id="list140950036616058" text:continue-numbering="true" text:style-name="L2">
        <text:list-item>
          <text:p text:style-name="P28"><text:span text:style-name="T61">G</text:span><text:span text:style-name="T60">un-Missile selector knob</text:span><text:span text:style-name="T53"> ... </text:span><text:span text:style-name="T62">SIGHT CAMERA &amp; RADAR</text:span></text:p>
        </text:list-item>
        <text:list-item>
          <text:p text:style-name="P16"><text:span text:style-name="T66">Sight Function Selector lever</text:span><text:span text:style-name="T72"> </text:span>(bottom lever on dial) ... <text:span text:style-name="T65">ROCKET</text:span></text:p>
        </text:list-item>
        <text:list-item>
          <text:p text:style-name="P47"><text:span text:style-name="T5">Rocket Depression Angle lever</text:span><text:span text:style-name="T12"> </text:span><text:span text:style-name="T10">(top lever on dial) </text:span><text:span text:style-name="T12">... </text:span><text:span text:style-name="T1">As needed</text:span><text:span text:style-name="T10">, approx </text:span><text:span text:style-name="T1">40 mils</text:span><text:span text:style-name="T10"> seems to work for a 20 to 30 deg dive</text:span></text:p>
        </text:list-item>
        <text:list-item>
          <text:p text:style-name="P42"><text:span text:style-name="T5">Rocket Release Selector switch</text:span><text:span text:style-name="T12"> ... </text:span><text:span text:style-name="T3">As desired:</text:span><text:span text:style-name="T11"> </text:span><text:span text:style-name="T5">Up</text:span><text:span text:style-name="T12"> for </text:span><text:span text:style-name="T5">single</text:span><text:span text:style-name="T12"> rockets, </text:span><text:span text:style-name="T5">Down</text:span><text:span text:style-name="T12"> for </text:span><text:span text:style-name="T3">ripple</text:span><text:span text:style-name="T11"> </text:span><text:span text:style-name="T13">while Red Button is held </text:span><text:span text:style-name="T12">(</text:span><text:span text:style-name="T11">red guarded switch</text:span><text:span text:style-name="T12">, </text:span><text:span text:style-name="T13">use </text:span><text:span text:style-name="T4">B3</text:span><text:span text:style-name="T13"> and </text:span><text:span text:style-name="T4">B6</text:span><text:span text:style-name="T13"> buttons to move </text:span><text:span text:style-name="T14">the actual </text:span><text:span text:style-name="T13">switch</text:span><text:span text:style-name="T12">)</text:span></text:p>
        </text:list-item>
        <text:list-item>
          <text:p text:style-name="P18"><text:span text:style-name="T65">Bomb-Target Wind Control knob</text:span> ... <text:span text:style-name="T65">ROCKET GUN</text:span> (bottom of dial)</text:p>
        </text:list-item>
        <text:list-item>
          <text:p text:style-name="P15">Press and <text:span text:style-name="T65">hold Electrical Cage</text:span> button <text:span text:style-name="T79">(</text:span><text:span text:style-name="T71">Front Thumb Button</text:span><text:span text:style-name="T79">) </text:span>and dive at target.</text:p>
        </text:list-item>
        <text:list-item>
          <text:p text:style-name="P15">When pipper is on target, <text:span text:style-name="T65">release Electrical Cage</text:span> and track target for about 3 seconds.</text:p>
        </text:list-item>
        <text:list-item>
          <text:p text:style-name="P17"><text:span text:style-name="T73">When in range (maybe 3000 ft or less??), f</text:span>ire with <text:span text:style-name="T65">Red Button</text:span>.</text:p>
        </text:list-item>
      </text:list>
      <text:p text:style-name="P6"/>
      <text:p text:style-name="P5">Bombs -- Common setup for all bombing</text:p>
      <text:list xml:id="list3720503889" text:style-name="L3">
        <text:list-item>
          <text:p text:style-name="P13"><text:span text:style-name="T61">Mechanical Sight</text:span><text:span text:style-name="T54"> ... </text:span><text:span text:style-name="T61">Uncage</text:span></text:p>
        </text:list-item>
      </text:list>
      <text:p text:style-name="P10">All other controls on center console between legs</text:p>
      <text:list xml:id="list140950094493260" text:continue-numbering="true" text:style-name="L3">
        <text:list-item>
          <text:p text:style-name="P43"><text:span text:style-name="T5">Rocket Release Selector switch</text:span><text:span text:style-name="T12"> ... </text:span><text:span text:style-name="T6">OFF</text:span><text:span text:style-name="T15"> (middle position, </text:span><text:span text:style-name="T18">or close</text:span><text:span text:style-name="T12"> </text:span><text:span text:style-name="T18">switch guard</text:span><text:span text:style-name="T12">)</text:span></text:p>
        </text:list-item>
        <text:list-item>
          <text:p text:style-name="P29"><text:span text:style-name="T61">G</text:span><text:span text:style-name="T60">un-Missile selector knob</text:span><text:span text:style-name="T53"> ... </text:span><text:span text:style-name="T63">SIGHT CAMERA &amp; RADAR</text:span><text:span text:style-name="T55"> </text:span><text:span text:style-name="T57">(</text:span><text:span text:style-name="T64">Gray Reset Hat press</text:span><text:span text:style-name="T57">)</text:span></text:p>
        </text:list-item>
        <text:list-item>
          <text:p text:style-name="P43"><text:span text:style-name="T9">Loadout to Drop</text:span><text:span text:style-name="T20"> switch ... </text:span><text:span text:style-name="T9">As needed</text:span><text:span text:style-name="T20"> (ALL, LEFT, or RIGHT)</text:span></text:p>
        </text:list-item>
        <text:list-item>
          <text:p text:style-name="P19"><text:span text:style-name="T65">Fuze Mode</text:span> switch ... <text:span text:style-name="T65">ARM NOSE &amp; TAIL</text:span></text:p>
        </text:list-item>
        <text:list-item>
          <text:p text:style-name="P20"><text:span text:style-name="T67">Bomb-Target Wind Control knob</text:span><text:span text:style-name="T76"> ... </text:span><text:span text:style-name="T70">As needed</text:span><text:span text:style-name="T76"> (</text:span><text:span text:style-name="T77">when bombing into the wind, set wind speed in kts to the left of the 0; when bombing with the wind, set wind speed in kts to the right of the 0</text:span><text:span text:style-name="T76">)</text:span></text:p>
        </text:list-item>
      </text:list>
      <text:p text:style-name="P6"/>
      <text:p text:style-name="P4">Dive bombing with automatic release</text:p>
      <text:list text:style-name="L4">
        <text:list-item>
          <text:p text:style-name="P44"><text:span text:style-name="T3">Sight Function Selector lever</text:span><text:span text:style-name="T11"> </text:span><text:span text:style-name="T12">(bottom lever on dial) ... </text:span><text:span text:style-name="T7">BOMB</text:span><text:span text:style-name="T19"> </text:span><text:span text:style-name="T18">(</text:span><text:span text:style-name="T8">Gray Reset Hat left/right</text:span><text:span text:style-name="T18">)</text:span></text:p>
        </text:list-item>
        <text:list-item>
          <text:p text:style-name="P33"><text:span text:style-name="T42">R</text:span><text:span text:style-name="T43">elease Mode</text:span><text:span text:style-name="T29"> switch ... </text:span><text:span text:style-name="T43">AUTO</text:span><text:span text:style-name="T29"> </text:span><text:span text:style-name="T28">(automatic system can also be used in MANUAL mode: pipper will blink out when bombs should be released)</text:span></text:p>
        </text:list-item>
        <text:list-item>
          <text:p text:style-name="P34"><text:span text:style-name="T24">Start well away from the target, </text:span><text:span text:style-name="T26">maybe 5 miles, and 10k ft minimum. <text:s/>For steeper dives, start at higher altitude. <text:s/></text:span><text:span text:style-name="T25">Starting dive at around </text:span><text:span text:style-name="T36">300 kts IAS</text:span><text:span text:style-name="T25"> seems to give best accuracy, but needs more testing.</text:span></text:p>
        </text:list-item>
        <text:list-item>
          <text:p text:style-name="P22">Cut throttle and deploy airbrakes <text:span text:style-name="T78">for maximum tracking time</text:span>, <text:span text:style-name="T65">hold </text:span><text:span text:style-name="T68">E</text:span><text:span text:style-name="T65">lectrical </text:span><text:span text:style-name="T68">C</text:span><text:span text:style-name="T65">age</text:span>, and dive in.</text:p>
        </text:list-item>
        <text:list-item>
          <text:p text:style-name="P22">Put pipper on target and hold it there.</text:p>
        </text:list-item>
        <text:list-item>
          <text:p text:style-name="P34"><text:span text:style-name="T24">When radar shows first flickers of ranging, </text:span><text:span text:style-name="T36">release</text:span><text:span text:style-name="T37"> </text:span><text:span text:style-name="T36">E</text:span><text:span text:style-name="T37">lectrical </text:span><text:span text:style-name="T36">C</text:span><text:span text:style-name="T37">age</text:span><text:span text:style-name="T24"> and </text:span><text:span text:style-name="T37">hold </text:span><text:span text:style-name="T36">Red Button</text:span><text:span text:style-name="T24">.</text:span></text:p>
        </text:list-item>
        <text:list-item>
          <text:p text:style-name="P22">Continue to track target, pushing forward stick as needed, until bombs release.</text:p>
        </text:list-item>
      </text:list>
      <text:list text:style-name="L5">
        <text:list-item>
          <text:list>
            <text:list-item>
              <text:p text:style-name="P35"><text:span text:style-name="T26">Release altitude will usually be around 4k ft </text:span><text:span text:style-name="T25">and 350 to 400 kts</text:span><text:span text:style-name="T26">.</text:span></text:p>
            </text:list-item>
          </text:list>
        </text:list-item>
      </text:list>
      <text:p text:style-name="P7"/>
      <text:p text:style-name="P3">Dive bombing with <text:span text:style-name="T74">Manual Pip (pipper) Control (MPC)</text:span></text:p>
      <text:list text:style-name="L6">
        <text:list-item>
          <text:p text:style-name="P36"><text:span text:style-name="T44">Sight Function Selector lever</text:span><text:span text:style-name="T30"> </text:span><text:span text:style-name="T23">(bottom lever on dial) ... </text:span><text:span text:style-name="T45">Gun</text:span><text:span text:style-name="T31"> </text:span><text:span text:style-name="T28">(</text:span><text:span text:style-name="T41">Gray Reset Hat left/right</text:span><text:span text:style-name="T28">) </text:span><text:span text:style-name="T32">(according to the real-life manual, GUN is used for MPC bombing)<text:tab/></text:span></text:p>
        </text:list-item>
        <text:list-item>
          <text:p text:style-name="P37"><text:span text:style-name="T42">R</text:span><text:span text:style-name="T43">elease Mode</text:span><text:span text:style-name="T29"> switch ... </text:span><text:span text:style-name="T41">MANUAL</text:span></text:p>
        </text:list-item>
        <text:list-item>
          <text:p text:style-name="P30"><text:span text:style-name="T59">D</text:span><text:span text:style-name="T58">etermine </text:span><text:span text:style-name="T60">target altitude above sea level</text:span><text:span text:style-name="T58">, desired </text:span><text:span text:style-name="T60">dive angle</text:span><text:span text:style-name="T58">, and your </text:span><text:span text:style-name="T60">initial altitude</text:span><text:span text:style-name="T58">.</text:span></text:p>
        </text:list-item>
        <text:list-item>
          <text:p text:style-name="P23">On MPC unit, set switch to <text:span text:style-name="T65">BOMB</text:span>.</text:p>
        </text:list-item>
        <text:list-item>
          <text:p text:style-name="P24">Flip t<text:span text:style-name="T75">o the page for the </text:span><text:span text:style-name="T69">altitude above the target</text:span><text:span text:style-name="T75"> you want to start your run. <text:s/>The page will also show the required </text:span><text:span text:style-name="T69">dive entry speed</text:span><text:span text:style-name="T75">. <text:s/></text:span><text:span text:style-name="T79">Higher starting altitude gives </text:span><text:span text:style-name="T80">you </text:span><text:span text:style-name="T79">more time for corrections.</text:span></text:p>
        </text:list-item>
        <text:list-item>
          <text:p text:style-name="P45"><text:span text:style-name="T16">Turn the knob on the MPC unit to your </text:span><text:span text:style-name="T17">desired dive angle</text:span><text:span text:style-name="T16"> </text:span><text:span text:style-name="T17">on the inner scale.</text:span></text:p>
        </text:list-item>
        <text:list-item>
          <text:p text:style-name="P48"><text:span text:style-name="T16">R</text:span><text:span text:style-name="T17">ead "index altitude" for that angle from outer scale. <text:s/></text:span><text:span text:style-name="T10">This is the alt</text:span><text:span text:style-name="T21">.</text:span><text:span text:style-name="T10"> above the target that you'll drop.</text:span></text:p>
        </text:list-item>
        <text:list-item>
          <text:p text:style-name="P48"><text:span text:style-name="T16">O</text:span><text:span text:style-name="T10">n the Bombing Altimeter (left base of the gunsight):</text:span></text:p>
          <text:list>
            <text:list-item>
              <text:p text:style-name="P46"><text:span text:style-name="T16">Set the </text:span><text:span text:style-name="T17">"index </text:span><text:span text:style-name="T16">altitude</text:span><text:span text:style-name="T17">" </text:span><text:span text:style-name="T18">using the long needle</text:span><text:span text:style-name="T16">.</text:span></text:p>
            </text:list-item>
            <text:list-item>
              <text:p text:style-name="P46"><text:span text:style-name="T75">Set the</text:span> <text:span text:style-name="T75">t</text:span>arget altitude <text:span text:style-name="T75">by turning the knob to move the red </text:span>needle.</text:p>
            </text:list-item>
          </text:list>
        </text:list-item>
        <text:list-item>
          <text:p text:style-name="P25">Fly the speed shown on the MPC card, at the altitude above the target shown on the MPC card. <text:s/>When you're ready to dive at the angle you've set:</text:p>
          <text:list>
            <text:list-item>
              <text:p text:style-name="P38"><text:span text:style-name="T45">Quickly: </text:span><text:span text:style-name="T34">T</text:span><text:span text:style-name="T33">hrottle to idle, </text:span><text:span text:style-name="T28">s</text:span><text:span text:style-name="T33">peed brakes out, </text:span><text:span text:style-name="T32">r</text:span><text:span text:style-name="T34">oll and </text:span><text:span text:style-name="T33">dive on the target at the </text:span><text:span text:style-name="T32">correct</text:span><text:span text:style-name="T33"> angle.</text:span></text:p>
            </text:list-item>
            <text:list-item>
              <text:p text:style-name="P26"><text:span text:style-name="T75">P</text:span>ut pipper on the target <text:span text:style-name="T75">and watch the bombing altimeter.</text:span></text:p>
            </text:list-item>
            <text:list-item>
              <text:p text:style-name="P26"><text:span text:style-name="T75">When the </text:span><text:span text:style-name="T71">white </text:span><text:span text:style-name="T69">needles on the altimeter meet</text:span><text:span text:style-name="T75">, </text:span>release bomb with <text:span text:style-name="T65">Red Button</text:span>.</text:p>
            </text:list-item>
          </text:list>
        </text:list-item>
        <text:list-item>
          <text:p text:style-name="P21">When finished, set the switch on the MPC unit to <text:span text:style-name="T65">NORMAL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27T14:09:49.604000000</dc:date>
    <meta:editing-duration>PT19H12M36S</meta:editing-duration>
    <meta:editing-cycles>77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61" meta:word-count="802" meta:character-count="4379" meta:non-whitespace-character-count="3676"/>
  </office:meta>
</office:document-meta>
</file>